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Hour</text:p>
          </table:table-cell>
          <table:table-cell table:style-name="ce6" office:value-type="string" calcext:value-type="string">
            <text:p>Temperature Number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7" calcext:value-type="float">
            <text:p>3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7" calcext:value-type="float">
            <text:p>3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1" calcext:value-type="date">
            <text:p>01/07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7" calcext:value-type="float">
            <text:p>3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2" calcext:value-type="date">
            <text:p>02/07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3" calcext:value-type="date">
            <text:p>03/07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4" calcext:value-type="date">
            <text:p>04/07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7" calcext:value-type="float">
            <text:p>3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5" calcext:value-type="date">
            <text:p>05/07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6" calcext:value-type="date">
            <text:p>06/07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7" calcext:value-type="date">
            <text:p>07/07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8" calcext:value-type="date">
            <text:p>08/07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09" calcext:value-type="date">
            <text:p>09/07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0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0" calcext:value-type="date">
            <text:p>10/07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1" calcext:value-type="date">
            <text:p>11/07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2" calcext:value-type="date">
            <text:p>12/07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3" calcext:value-type="date">
            <text:p>13/07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4" calcext:value-type="date">
            <text:p>14/07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5" calcext:value-type="date">
            <text:p>15/07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6" calcext:value-type="date">
            <text:p>16/07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7" calcext:value-type="date">
            <text:p>17/07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8" calcext:value-type="date">
            <text:p>18/07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19" calcext:value-type="date">
            <text:p>19/07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0" calcext:value-type="date">
            <text:p>20/07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1" calcext:value-type="date">
            <text:p>21/07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2" calcext:value-type="date">
            <text:p>22/07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3" calcext:value-type="date">
            <text:p>23/07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4" calcext:value-type="date">
            <text:p>24/07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7" calcext:value-type="float">
            <text:p>3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7" calcext:value-type="float">
            <text:p>3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5" calcext:value-type="date">
            <text:p>25/07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6" calcext:value-type="date">
            <text:p>26/07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7" calcext:value-type="date">
            <text:p>27/07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4" calcext:value-type="float">
            <text:p>2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4" calcext:value-type="float">
            <text:p>2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8" calcext:value-type="date">
            <text:p>28/07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4" calcext:value-type="float">
            <text:p>2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4" calcext:value-type="float">
            <text:p>2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4" calcext:value-type="float">
            <text:p>2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4" calcext:value-type="float">
            <text:p>2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4" calcext:value-type="float">
            <text:p>2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3" calcext:value-type="float">
            <text:p>33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4" calcext:value-type="float">
            <text:p>2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4" calcext:value-type="float">
            <text:p>2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29" calcext:value-type="date">
            <text:p>29/07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4" calcext:value-type="float">
            <text:p>24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0" calcext:value-type="date">
            <text:p>30/07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7-31" calcext:value-type="date">
            <text:p>31/07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 table:number-rows-repeated="1047117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13:01:34.996760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6:19:35.411153064</meta:creation-date>
    <dc:date>2020-12-16T13:03:00.626569286</dc:date>
    <meta:editing-duration>PT30M32S</meta:editing-duration>
    <meta:editing-cycles>6</meta:editing-cycles>
    <meta:generator>LibreOffice/6.4.6.2$Linux_X86_64 LibreOffice_project/40$Build-2</meta:generator>
    <meta:document-statistic meta:table-count="1" meta:cell-count="4374" meta:object-count="0"/>
  </office:meta>
</office:document-meta>
</file>